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lžběto,</text:p>
      <text:p text:style-name="Normal">v tento svátek lásky mi dovol poslat ti pozdrav přímo z duše, kde se skrývá náš sdílený kámen. Tento neviditelný, ale cítitelný pouto, které nás spojuje, mi připomíná, že vše krásné na tomto světě má hlubší význam. S tebou, ženou srdce blízkého přírodě, se cítím jako součást něčeho většího a vznešenějšího. Tvá vášnivá ochrana toho, co je krásné a živé, a vedení Arielovým světlem, je pro mě neustálým zdrojem obdivu a inspirace. V tomto svátku lásky chci, abys věděla, že moje obdivování tvé síly a odhodlání je tak pevné, jako jsou kameny naší duše spojené. Pojďme společně kráčet cestou, která nás vedla k sobě, a světu ukázat, jak může láska, podporovaná ochranou a úctou k přírodě, přinést nejen radost nám, ale celému světu.</text:p>
      <text:p text:style-name="Normal">S láskou a obdivem ke všemu, co jsi a co společně můžeme bý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